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4">
      <style:paragraph-properties fo:margin-left="1in" fo:margin-right="0in" fo:margin-top="0in" fo:margin-bottom="0in" loext:contextual-spacing="false" fo:text-indent="-0.25in" style:auto-text-indent="false"/>
    </style:style>
    <style:style style:name="P33" style:family="paragraph" style:parent-style-name="Heading_20_1" style:list-style-name="WWNum1"/>
    <style:style style:name="P34" style:family="paragraph" style:parent-style-name="Heading_20_1" style:list-style-name="WWNum5">
      <style:paragraph-properties fo:break-before="auto" fo:break-after="auto"/>
    </style:style>
    <style:style style:name="P35"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Aplicaciones Ofimáticas (Office Applications)</text:span><text:span text:style-name="T2"><text:line-break/></text:span><text:span text:style-name="T3">UD 09. Actividades evaluables 0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4.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Marz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Fecha de entrega</text:span></text:a><text:span text:style-name="T18"><text:tab/>2</text:span></text:p>
          <text:p text:style-name="P14"><text:a xlink:type="simple" xlink:href="#_9maybllx2a09" text:style-name="Index_20_Link" text:visited-style-name="Index_20_Link"><text:span text:style-name="T18">2. Observaciones previas a la realización de tareas evaluables</text:span></text:a><text:span text:style-name="T18"><text:tab/>3</text:span></text:p>
          <text:p text:style-name="P14"><text:a xlink:type="simple" xlink:href="#_a2aug6xu8ilu" text:style-name="Index_20_Link" text:visited-style-name="Index_20_Link"><text:span text:style-name="T18">1. Actividad 01</text:span></text:a><text:span text:style-name="T18"><text:tab/>3</text:span></text:p>
          <text:p text:style-name="P15"><text:a xlink:type="simple" xlink:href="#_sl57z74g0a6s" text:style-name="Index_20_Link" text:visited-style-name="Index_20_Link"><text:span text:style-name="T18">2. Actividad 02 <text:s/>(English)</text:span></text:a><text:span text:style-name="T18"><text:tab/>3</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D09. Actividades evaluables 01</text:span></text:p>
      <text:list xml:id="list2986263642" text:style-name="WWNum5">
        <text:list-item>
          <text:p text:style-name="P34"><text:bookmark text:name="_dbh0n1vac4c8"/>Fecha de entrega</text:p>
        </text:list-item>
      </text:list>
      <text:p text:style-name="Standard"><text:span text:style-name="T10">Fecha límite de entrega: </text:span><text:span text:style-name="T19">Viernes 3 de marz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10802387903031" text:continue-numbering="true" text:style-name="WWNum5">
        <text:list-item>
          <text:p text:style-name="P34"><text:bookmark text:name="_9maybllx2a09"/><text:soft-page-break/>Observaciones previas a la realización de tareas evaluables</text:p>
        </text:list-item>
      </text:list>
      <text:list xml:id="list2511894151" text:style-name="WWNum3">
        <text:list-item>
          <text:p text:style-name="P25">Salvo excepciones que lo indique en cada actividad, deberás generar un único documento para todo el boletín y en ese documento incluir la respuesta a cada actividad.</text:p>
        </text:list-item>
      </text:list>
      <text:list xml:id="list1411443754" text:style-name="WWNum2">
        <text:list-item>
          <text:list>
            <text:list-item>
              <text:p text:style-name="P31">Si para la entrega se requiere entregar varios ficheros, entrégalos comprimido en un único fichero con extensión “.zip”.</text:p>
            </text:list-item>
          </text:list>
        </text:list-item>
      </text:list>
      <text:list xml:id="list110800631480066" text:continue-list="list2511894151" text:style-name="WWNum3">
        <text:list-item>
          <text:p text:style-name="P27">Cuando se entreguen documentos, estos deben tener una buena presentación. </text:p>
        </text:list-item>
        <text:list-item>
          <text:p text:style-name="P29">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3077556985" text:style-name="WWNum1">
        <text:list-item>
          <text:p text:style-name="P33"><text:bookmark text:name="_a2aug6xu8ilu"/>Actividad 01</text:p>
        </text:list-item>
      </text:list>
      <text:p text:style-name="Standard">Realiza un documento con Excel (Office 365), Google Spreadsheet o LibreOffice Calc, que muestre un ejemplo de uso de elementos seguidos de uno o dos párrafos explicándolos.</text:p>
      <text:p text:style-name="Standard">Los elementos son:</text:p>
      <text:list xml:id="list1813714242" text:style-name="WWNum4">
        <text:list-item>
          <text:p text:style-name="P26">Modificaciones de formato de celda (color, fuente, etc.).</text:p>
        </text:list-item>
        <text:list-item>
          <text:p text:style-name="P28">Fórmula simple.</text:p>
        </text:list-item>
        <text:list-item>
          <text:p text:style-name="P28">Fórmula usando referencias relativas celdas (sin usar $ en ninguna referencia).</text:p>
        </text:list-item>
        <text:list-item>
          <text:p text:style-name="P28">Fórmula usando referencia absolutas celdas (usando $ en ambas referencias).</text:p>
        </text:list-item>
        <text:list-item>
          <text:p text:style-name="P28">Fórmula combinando referencias relativas y absolutas (usando $ en una referencia).</text:p>
        </text:list-item>
        <text:list-item>
          <text:p text:style-name="P28">Fórmula con rango de celdas.</text:p>
        </text:list-item>
        <text:list-item>
          <text:p text:style-name="P28">Fórmula con referencias a otras hojas.</text:p>
        </text:list-item>
        <text:list-item>
          <text:p text:style-name="P28">Funciones más importantes:</text:p>
          <text:list>
            <text:list-item>
              <text:p text:style-name="P32">Si, Si.Conjunto, O, Y, No, Igual</text:p>
            </text:list-item>
            <text:list-item>
              <text:p text:style-name="P32">Concatenar, Mod, Ahora</text:p>
            </text:list-item>
            <text:list-item>
              <text:p text:style-name="P32">Max, Max.Si, Max.Si.Conjunto, Min, Min.Si, Min.Si.Conjunto</text:p>
            </text:list-item>
            <text:list-item>
              <text:p text:style-name="P32">Promedio, Promedio.Si, Promedio.Si.Conjunto</text:p>
            </text:list-item>
            <text:list-item>
              <text:p text:style-name="P32">Buscar, BuscarV, BuscarH</text:p>
            </text:list-item>
            <text:list-item>
              <text:p text:style-name="P32">Sumar, Sumar.Si, Sumar.Si.Conjunto</text:p>
            </text:list-item>
            <text:list-item>
              <text:p text:style-name="P32">Contar, Contar.Si, Contar.Si.Conjunto</text:p>
            </text:list-item>
          </text:list>
        </text:list-item>
        <text:list-item>
          <text:p text:style-name="P30">Uso de caracteres comodín en celdas con formato texto (carácter “*” y carácter “?”).</text:p>
        </text:list-item>
      </text:list>
      <text:p text:style-name="Standard"><text:span text:style-name="T10">Nota</text:span>: para este ejercicio podéis apoyaros en herramientas como ChatGPT para la preparación de ejemplos, pero debéis corroborar estos funcionen correctamente. La explicación que hagáis de cada ejemplo debe ser cosecha propia.</text:p>
      <text:p text:style-name="P11"><text:soft-page-break/><text:span text:style-name="T9"><text:s/>📕 </text:span><text:span text:style-name="T10">A entregar: <text:s/></text:span>entregar el documento generado y además enseñar en persona al profesorado el documento para que dé una calificación de apto.</text:p>
      <text:list xml:id="list110801141145750" text:continue-list="list3077556985" text:style-name="WWNum1">
        <text:list-item>
          <text:p text:style-name="P33"><text:bookmark text:name="_sl57z74g0a6s"/>Actividad 02 <text:s/>(English)</text:p>
        </text:list-item>
      </text:list>
      <text:p text:style-name="Standard">Realiza un documento con Excel (Office 365), Google Spreadsheet o LibreOffice Calc, que contenga una “Cheat Sheet” atractiva, en formato apaisado, resumiendo los elementos descritos en el apartado anterior. Se debe indicar para que aplicación es la “Cheat Sheet” (Excel, Google o Calc).</text:p>
      <text:p text:style-name="Standard"><text:span text:style-name="T10"><text:s/></text:span><text:span text:style-name="T19">La “Cheat Sheet” debe realizarse en inglés.</text:span></text:p>
      <text:p text:style-name="P11"><text:span text:style-name="T9"><text:s/>📕 </text:span><text:span text:style-name="T10">A entregar: </text:span>entregar el documento generado y además enseñar en persona al profesorado el documento para que dé una calificación de apto. Recuerda el formato apaisado y que es en ingl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9. Actividades evaluables 01</text:span></text:p>
      </style:header>
      <style:footer>
        <text:p text:style-name="MP4"><text:span text:style-name="MT1">Aplicaciones Ofimáticas (Office Applications)<text:tab/><text:tab/>UD09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80" meta:character-count="3706" meta:non-whitespace-character-count="3187"/>
    <meta:generator>LibreOfficeDev/6.0.5.2$Linux_X86_64 LibreOffice_project/</meta:generator>
  </office:meta>
</office:document-meta>
</file>